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9"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0"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1"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5" style:family="paragraph" style:parent-style-name="Preformatted_20_Text">
      <style:text-properties officeooo:paragraph-rsid="000ea85d"/>
    </style:style>
    <style:style style:name="P16" style:family="paragraph" style:parent-style-name="Preformatted_20_Text">
      <style:text-properties officeooo:paragraph-rsid="000fb85e"/>
    </style:style>
    <style:style style:name="P17" style:family="paragraph" style:parent-style-name="Preformatted_20_Text">
      <style:text-properties style:text-position="0% 100%" fo:font-weight="normal" officeooo:rsid="000fb85e" officeooo:paragraph-rsid="000fb85e" style:font-weight-asian="normal" style:font-weight-complex="normal"/>
    </style:style>
    <style:style style:name="P18" style:family="paragraph" style:parent-style-name="Preformatted_20_Text">
      <style:paragraph-properties fo:line-height="100%"/>
      <style:text-properties officeooo:paragraph-rsid="000fb85e"/>
    </style:style>
    <style:style style:name="P19" style:family="paragraph" style:parent-style-name="Text_20_body">
      <style:paragraph-properties fo:line-height="100%"/>
      <style:text-properties officeooo:paragraph-rsid="000fb85e"/>
    </style:style>
    <style:style style:name="P20"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1"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2"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color="#000000" officeooo:paragraph-rsid="000ea85d"/>
    </style:style>
    <style:style style:name="P24" style:family="paragraph" style:parent-style-name="Text_20_body">
      <style:text-properties fo:color="#000000" officeooo:paragraph-rsid="000fb85e"/>
    </style:style>
    <style:style style:name="P25" style:family="paragraph" style:parent-style-name="Text_20_body">
      <style:text-properties fo:color="#000000" officeooo:paragraph-rsid="001068eb"/>
    </style:style>
    <style:style style:name="P26" style:family="paragraph" style:parent-style-name="Text_20_body">
      <style:text-properties fo:color="#000000" style:text-position="0% 100%" fo:font-weight="normal" officeooo:rsid="000fb85e" officeooo:paragraph-rsid="001068eb" style:font-weight-asian="normal" style:font-weight-complex="normal"/>
    </style:style>
    <style:style style:name="P27" style:family="paragraph" style:parent-style-name="Text_20_body">
      <style:text-properties fo:color="#000000" style:text-position="0% 100%" fo:font-weight="normal" officeooo:rsid="000fb85e" officeooo:paragraph-rsid="000fb85e" style:font-weight-asian="normal" style:font-weight-complex="normal"/>
    </style:style>
    <style:style style:name="P28" style:family="paragraph" style:parent-style-name="Text_20_body">
      <style:text-properties fo:color="#000000" style:text-position="0% 100%" fo:font-weight="normal" officeooo:rsid="00133292" officeooo:paragraph-rsid="00133292" style:font-weight-asian="normal" style:font-weight-complex="normal"/>
    </style:style>
    <style:style style:name="P29"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0"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1" style:family="paragraph" style:parent-style-name="Text_20_body">
      <style:text-properties fo:color="#000000" style:text-underline-style="solid" style:text-underline-width="auto" style:text-underline-color="font-color" officeooo:rsid="000fb85e" officeooo:paragraph-rsid="001068eb"/>
    </style:style>
    <style:style style:name="P32" style:family="paragraph" style:parent-style-name="Text_20_body">
      <style:paragraph-properties fo:margin-top="0cm" fo:margin-bottom="0cm" loext:contextual-spacing="false" fo:line-height="100%"/>
      <style:text-properties officeooo:paragraph-rsid="001068eb"/>
    </style:style>
    <style:style style:name="P33" style:family="paragraph" style:parent-style-name="Text_20_body">
      <style:paragraph-properties fo:margin-top="0cm" fo:margin-bottom="0cm" loext:contextual-spacing="false" fo:line-height="100%"/>
      <style:text-properties officeooo:paragraph-rsid="000fb85e"/>
    </style:style>
    <style:style style:name="P34" style:family="paragraph" style:parent-style-name="Text_20_body">
      <style:paragraph-properties fo:margin-top="0cm" fo:margin-bottom="0cm" loext:contextual-spacing="false"/>
      <style:text-properties officeooo:paragraph-rsid="000fb85e"/>
    </style:style>
    <style:style style:name="P35"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31b4b9"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0" style:family="paragraph" style:parent-style-name="Text_20_body">
      <style:paragraph-properties fo:margin-top="0cm" fo:margin-bottom="0cm" loext:contextual-spacing="false"/>
      <style:text-properties fo:color="#000000" officeooo:rsid="000fb85e" officeooo:paragraph-rsid="000fb85e"/>
    </style:style>
    <style:style style:name="P51" style:family="paragraph" style:parent-style-name="Text_20_body">
      <style:paragraph-properties fo:margin-top="0cm" fo:margin-bottom="0cm" loext:contextual-spacing="false"/>
      <style:text-properties fo:color="#000000" officeooo:rsid="000fb85e" officeooo:paragraph-rsid="001068eb"/>
    </style:style>
    <style:style style:name="P52" style:family="paragraph" style:parent-style-name="Text_20_body">
      <style:paragraph-properties fo:margin-top="0cm" fo:margin-bottom="0cm" loext:contextual-spacing="false"/>
      <style:text-properties fo:color="#000000" officeooo:paragraph-rsid="000fb85e"/>
    </style:style>
    <style:style style:name="P53"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4"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5" style:family="paragraph" style:parent-style-name="Text_20_body">
      <style:paragraph-properties fo:margin-top="0cm" fo:margin-bottom="0cm" loext:contextual-spacing="false"/>
      <style:text-properties fo:color="#000000" officeooo:rsid="0019ff41" officeooo:paragraph-rsid="001c38cc"/>
    </style:style>
    <style:style style:name="P56" style:family="paragraph" style:parent-style-name="Text_20_body">
      <style:paragraph-properties fo:margin-top="0cm" fo:margin-bottom="0cm" loext:contextual-spacing="false"/>
      <style:text-properties officeooo:rsid="0019ff41" officeooo:paragraph-rsid="001a69d3"/>
    </style:style>
    <style:style style:name="P57" style:family="paragraph" style:parent-style-name="Text_20_body">
      <style:paragraph-properties fo:margin-top="0cm" fo:margin-bottom="0cm" loext:contextual-spacing="false"/>
      <style:text-properties officeooo:rsid="0019ff41" officeooo:paragraph-rsid="001c38cc"/>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31b4b9"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31b4b9"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2"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3"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24f6f5" officeooo:paragraph-rsid="0031b4b9" style:font-size-asian="10.5pt" style:font-weight-asian="normal" style:font-size-complex="10.5pt" style:font-weight-complex="normal"/>
    </style:style>
    <style:style style:name="P74" style:family="paragraph" style:parent-style-name="Text_20_body">
      <style:paragraph-properties fo:margin-top="0cm" fo:margin-bottom="0cm" loext:contextual-spacing="false"/>
      <style:text-properties officeooo:paragraph-rsid="0031b4b9"/>
    </style:style>
    <style:style style:name="P75" style:family="paragraph" style:parent-style-name="Preformatted_20_Text">
      <style:paragraph-properties fo:margin-top="0cm" fo:margin-bottom="0cm" loext:contextual-spacing="false" fo:line-height="150%" fo:orphans="2" fo:widows="2" fo:padding="0cm" fo:border="none"/>
    </style:style>
    <style:style style:name="P76" style:family="paragraph" style:parent-style-name="Preformatted_20_Text">
      <style:paragraph-properties fo:margin-top="0cm" fo:margin-bottom="0cm" loext:contextual-spacing="false" fo:line-height="150%" fo:orphans="2" fo:widows="2" fo:padding="0cm" fo:border="none"/>
      <style:text-properties fo:color="#000000"/>
    </style:style>
    <style:style style:name="P77" style:family="paragraph" style:parent-style-name="Standard">
      <style:paragraph-properties fo:break-before="page"/>
      <style:text-properties fo:color="#000000" officeooo:rsid="000ea85d" officeooo:paragraph-rsid="000ea85d"/>
    </style:style>
    <style:style style:name="P78" style:family="paragraph" style:parent-style-name="Standard">
      <style:paragraph-properties fo:text-align="center" style:justify-single-word="false"/>
      <style:text-properties fo:color="#000000" fo:font-size="60pt" officeooo:rsid="00321c05" officeooo:paragraph-rsid="00321c05" style:font-size-asian="60pt" style:font-size-complex="60pt"/>
    </style:style>
    <style:style style:name="P79"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80" style:family="paragraph" style:parent-style-name="Standard">
      <style:text-properties fo:color="#000000" style:font-name="Monospace" fo:font-size="10.5pt" style:text-underline-style="none" officeooo:rsid="000ea85d" officeooo:paragraph-rsid="00321c05" style:font-size-asian="10.5pt" style:font-size-complex="10.5pt"/>
    </style:style>
    <style:style style:name="P81" style:family="paragraph" style:parent-style-name="Standard">
      <style:text-properties fo:color="#000000" style:text-underline-style="none" officeooo:rsid="000ea85d" officeooo:paragraph-rsid="00321c05"/>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font-weight="normal" officeooo:rsid="00321c05" fo:background-color="transparent" loext:char-shading-value="0" loext:padding="0cm" loext:border="none"/>
    </style:style>
    <style:style style:name="T13"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style:text-underline-style="none"/>
    </style:style>
    <style:style style:name="T16" style:family="text">
      <style:text-properties fo:font-variant="normal" fo:text-transform="none" fo:letter-spacing="normal" fo:font-style="normal" style:text-underline-style="none" officeooo:rsid="00177b30"/>
    </style:style>
    <style:style style:name="T17" style:family="text">
      <style:text-properties fo:font-variant="normal" fo:text-transform="none" fo:letter-spacing="normal" fo:font-style="normal" style:text-underline-style="none" officeooo:rsid="00194a29"/>
    </style:style>
    <style:style style:name="T18" style:family="text">
      <style:text-properties fo:font-variant="normal" fo:text-transform="none" fo:letter-spacing="normal" fo:font-style="normal" style:text-underline-style="none" officeooo:rsid="0019ff41"/>
    </style:style>
    <style:style style:name="T19" style:family="text">
      <style:text-properties fo:font-variant="normal" fo:text-transform="none" fo:letter-spacing="normal" fo:font-style="normal" style:text-underline-style="none" officeooo:rsid="002a6ab6"/>
    </style:style>
    <style:style style:name="T20" style:family="text">
      <style:text-properties fo:font-variant="normal" fo:text-transform="none" fo:letter-spacing="normal" fo:font-style="normal" style:text-underline-style="none" officeooo:rsid="0032f4af"/>
    </style:style>
    <style:style style:name="T21" style:family="text">
      <style:text-properties fo:font-variant="normal" fo:text-transform="none" fo:letter-spacing="normal" fo:font-style="normal" officeooo:rsid="001457b9"/>
    </style:style>
    <style:style style:name="T22" style:family="text">
      <style:text-properties fo:font-variant="normal" fo:text-transform="none" fo:letter-spacing="normal" fo:font-style="normal" officeooo:rsid="00194a29"/>
    </style:style>
    <style:style style:name="T23" style:family="text">
      <style:text-properties fo:font-variant="normal" fo:text-transform="none" fo:letter-spacing="normal" fo:font-style="normal" officeooo:rsid="0031b4b9"/>
    </style:style>
    <style:style style:name="T24" style:family="text">
      <style:text-properties fo:font-variant="normal" fo:text-transform="none" style:font-name="Monospace" fo:font-size="10.5pt" fo:letter-spacing="normal" fo:font-style="normal" style:text-underline-style="none" style:font-size-complex="10.5pt"/>
    </style:style>
    <style:style style:name="T25" style:family="text">
      <style:text-properties fo:font-variant="normal" fo:text-transform="none" style:font-name="Monospace" fo:font-size="10.5pt" fo:letter-spacing="normal" fo:font-style="normal" style:text-underline-style="none" officeooo:rsid="00194a29" style:font-size-complex="10.5pt"/>
    </style:style>
    <style:style style:name="T26" style:family="text">
      <style:text-properties fo:font-variant="normal" fo:text-transform="none" style:text-position="0% 100%" fo:letter-spacing="normal" fo:font-style="normal" fo:font-weight="normal" style:font-weight-asian="normal" style:font-weight-complex="normal"/>
    </style:style>
    <style:style style:name="T27" style:family="text">
      <style:text-properties fo:font-variant="normal" fo:text-transform="none" style:text-position="0% 100%" fo:letter-spacing="normal" fo:font-style="normal" fo:font-weight="normal" officeooo:rsid="001c38cc" style:font-weight-asian="normal" style:font-weight-complex="normal"/>
    </style:style>
    <style:style style:name="T28" style:family="text">
      <style:text-properties fo:font-variant="normal" fo:text-transform="none" style:text-position="0% 100%" fo:letter-spacing="normal" fo:font-style="normal" fo:font-weight="normal" officeooo:rsid="001def8d" style:font-weight-asian="normal" style:font-weight-complex="normal"/>
    </style:style>
    <style:style style:name="T29" style:family="text">
      <style:text-properties fo:font-variant="normal" fo:text-transform="none" style:text-position="0% 100%" fo:letter-spacing="normal" fo:font-style="normal" fo:font-weight="normal" officeooo:rsid="002ed21c" style:font-weight-asian="normal" style:font-weight-complex="normal"/>
    </style:style>
    <style:style style:name="T30" style:family="text">
      <style:text-properties fo:font-variant="normal" fo:text-transform="none" style:text-position="0% 100%" fo:letter-spacing="normal" fo:font-style="normal" fo:font-weight="normal" officeooo:rsid="0030a22b" style:font-weight-asian="normal" style:font-weight-complex="normal"/>
    </style:style>
    <style:style style:name="T31" style:family="text">
      <style:text-properties fo:font-variant="normal" fo:text-transform="none" style:text-position="0% 100%" fo:letter-spacing="normal" fo:font-style="normal" fo:font-weight="normal" officeooo:rsid="00321c05" style:font-weight-asian="normal" style:font-weight-complex="normal"/>
    </style:style>
    <style:style style:name="T32"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4"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5"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6"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7"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8"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9"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40"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41" style:family="text">
      <style:text-properties officeooo:rsid="000fb85e"/>
    </style:style>
    <style:style style:name="T42" style:family="text">
      <style:text-properties style:font-name="Monospace" fo:font-size="10.5pt" style:font-size-asian="10.5pt" style:font-size-complex="10.5pt"/>
    </style:style>
    <style:style style:name="T43" style:family="text">
      <style:text-properties style:font-name="Monospace" fo:font-size="10.5pt" officeooo:rsid="001068eb" style:font-size-asian="10.5pt" style:font-size-complex="10.5pt"/>
    </style:style>
    <style:style style:name="T44" style:family="text">
      <style:text-properties style:font-name="Monospace" fo:font-size="10.5pt" officeooo:rsid="0019ff41" style:font-size-asian="10.5pt" style:font-size-complex="10.5pt"/>
    </style:style>
    <style:style style:name="T45" style:family="text">
      <style:text-properties style:font-name="Liberation Serif"/>
    </style:style>
    <style:style style:name="T46" style:family="text">
      <style:text-properties style:font-name="Liberation Serif" fo:font-size="12pt" officeooo:rsid="00133292" style:font-size-asian="12pt" style:font-size-complex="12pt"/>
    </style:style>
    <style:style style:name="T47" style:family="text">
      <style:text-properties style:font-name="Liberation Serif" fo:font-size="12pt" officeooo:rsid="00300dee" style:font-size-asian="12pt" style:font-size-complex="12pt"/>
    </style:style>
    <style:style style:name="T48" style:family="text">
      <style:text-properties style:font-name="Liberation Serif" fo:font-size="12pt" officeooo:rsid="001068eb" style:font-size-asian="10.5pt" style:font-size-complex="12pt"/>
    </style:style>
    <style:style style:name="T49" style:family="text">
      <style:text-properties style:font-name="Liberation Serif" fo:font-size="12pt" officeooo:rsid="0019ff41" style:font-size-asian="10.5pt" style:font-size-complex="12pt"/>
    </style:style>
    <style:style style:name="T50" style:family="text">
      <style:text-properties fo:color="#000000"/>
    </style:style>
    <style:style style:name="T51"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52"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53" style:family="text">
      <style:text-properties officeooo:rsid="001068eb"/>
    </style:style>
    <style:style style:name="T54" style:family="text">
      <style:text-properties officeooo:rsid="001240ed"/>
    </style:style>
    <style:style style:name="T55" style:family="text">
      <style:text-properties officeooo:rsid="0019ff41"/>
    </style:style>
    <style:style style:name="T56" style:family="text">
      <style:text-properties officeooo:rsid="0024f6f5"/>
    </style:style>
    <style:style style:name="T57" style:family="text">
      <style:text-properties officeooo:rsid="0028bcaf"/>
    </style:style>
    <style:style style:name="T58" style:family="text">
      <style:text-properties officeooo:rsid="0030a22b"/>
    </style:style>
    <style:style style:name="T59" style:family="text">
      <style:text-properties officeooo:rsid="00300dee"/>
    </style:style>
    <style:style style:name="T60" style:family="text">
      <style:text-properties officeooo:rsid="003029bc"/>
    </style:style>
    <style:style style:name="T61" style:family="text">
      <style:text-properties officeooo:rsid="00194a29"/>
    </style:style>
    <style:style style:name="T62" style:family="text">
      <style:text-properties officeooo:rsid="00321c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8">ITDC_ACCOUNTS</text:p>
      <text:p text:style-name="P8">INSTALLATION GUIDE</text:p>
      <text:p text:style-name="P9">WEB APPLICATION</text:p>
      <text:p text:style-name="P3"/>
      <text:p text:style-name="P77"/>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6"/>
      <text:p text:style-name="P81"><text:tab/><text:span text:style-name="T62">Let us also add a new user for our application</text:span>:</text:p>
      <text:p text:style-name="P80"/>
      <text:p text:style-name="P80">sudo a<text:span text:style-name="T62">dduser ams</text:span></text:p>
      <text:p text:style-name="P80">sudo a<text:span text:style-name="T62">dduser ams sudo</text:span></text:p>
      <text:p text:style-name="P80"/>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text:span></text:span><text:span text:style-name="Source_20_Text"><text:span text:style-name="T12">nodejs</text:span></text:span><text:span text:style-name="Source_20_Text"><text:span text:style-name="T9"> -y</text:span></text:span></text:p>
      <text:p text:style-name="P2"><text:span text:style-name="Source_20_Text"><text:span text:style-name="T9"/></text:span></text:p>
      <text:p text:style-name="P2"><text:span text:style-name="Source_20_Text"><text:span text:style-name="T9"><text:tab/></text:span></text:span></text:p>
      <text:p text:style-name="P23"><text:tab/><text:span text:style-name="T1">Next, install rbenv, a version manager for Ruby. This will allow us to specify which version of Ruby to use, in this case Ruby 2.3.1</text:span></text:p>
      <text:p text:style-name="P15"><text:span text:style-name="Source_20_Text"><text:span text:style-name="T9">cd</text:span></text:span></text:p>
      <text:p text:style-name="P15"><text:span text:style-name="Source_20_Text"><text:span text:style-name="T9">git clone https://github.com/rbenv/rbenv.git ~/.rbenv</text:span></text:span></text:p>
      <text:p text:style-name="P15"><text:span text:style-name="Source_20_Text"><text:span text:style-name="T9">echo 'export PATH="$HOME/.rbenv/bin:$PATH"' &gt;&gt; ~/.bashrc</text:span></text:span></text:p>
      <text:p text:style-name="P15"><text:span text:style-name="Source_20_Text"><text:span text:style-name="T9">echo 'eval "$(rbenv init -)"' &gt;&gt; ~/.bashrc</text:span></text:span></text:p>
      <text:p text:style-name="P15"><text:span text:style-name="Source_20_Text"><text:span text:style-name="T9">exec $SHELL</text:span></text:span></text:p>
      <text:p text:style-name="P15"><text:span text:style-name="Source_20_Text"><text:span text:style-name="T9"/></text:span></text:p>
      <text:p text:style-name="P15"><text:span text:style-name="Source_20_Text"><text:span text:style-name="T9">git clone https://github.com/rbenv/ruby-build.git ~/.rbenv/plugins/ruby-build</text:span></text:span></text:p>
      <text:p text:style-name="P15"><text:span text:style-name="Source_20_Text"><text:span text:style-name="T9">echo 'export PATH="$HOME/.rbenv/plugins/ruby-build/bin:$PATH"' &gt;&gt; ~/.bashrc</text:span></text:span></text:p>
      <text:p text:style-name="P15"><text:span text:style-name="Source_20_Text"><text:span text:style-name="T9">exec $SHELL</text:span></text:span></text:p>
      <text:p text:style-name="P15"><text:span text:style-name="Source_20_Text"><text:span text:style-name="T9"/></text:span></text:p>
      <text:p text:style-name="P15"><text:span text:style-name="Source_20_Text"><text:span text:style-name="T9">rbenv install 2.</text:span></text:span><text:span text:style-name="Source_20_Text"><text:span text:style-name="T12">3</text:span></text:span><text:span text:style-name="Source_20_Text"><text:span text:style-name="T9">.</text:span></text:span><text:span text:style-name="Source_20_Text"><text:span text:style-name="T12">1</text:span></text:span></text:p>
      <text:p text:style-name="P15"><text:span text:style-name="Source_20_Text"><text:span text:style-name="T9">rbenv global 2.</text:span></text:span><text:span text:style-name="Source_20_Text"><text:span text:style-name="T12">3</text:span></text:span><text:span text:style-name="Source_20_Text"><text:span text:style-name="T9">.</text:span></text:span><text:span text:style-name="Source_20_Text"><text:span text:style-name="T12">1</text:span></text:span></text:p>
      <text:p text:style-name="P15"><text:span text:style-name="Source_20_Text"><text:span text:style-name="T9">ruby -v</text:span></text:span></text:p>
      <text:p text:style-name="P15"><text:span text:style-name="Source_20_Text"><text:span text:style-name="T9"/></text:span></text:p>
      <text:p text:style-name="P15"><text:span text:style-name="Source_20_Text"><text:span text:style-name="T9"><text:tab/></text:span></text:span></text:p>
      <text:p text:style-name="P24"><text:tab/><text:span text:style-name="T41">The last step is to install Bundler and rehash after installation.</text:span></text:p>
      <text:p text:style-name="P16"><text:span text:style-name="Source_20_Text"><text:span text:style-name="T8">gem install bundler</text:span></text:span></text:p>
      <text:p text:style-name="P16"><text:span text:style-name="Source_20_Text"><text:span text:style-name="T8">rbenv rehash</text:span></text:span></text:p>
      <text:p text:style-name="P25"><text:line-break/></text:p>
      <text:p text:style-name="P25"><text:soft-page-break/></text:p>
      <text:p text:style-name="P25"/>
      <text:p text:style-name="P25"/>
      <text:p text:style-name="P31"/>
      <text:p text:style-name="P31">STEP 2. INSTALL NGINX</text:p>
      <text:p text:style-name="P20"><text:tab/>Phusion is the company that develops Passenger and they recently put out an official Ubuntu package that ships with Nginx and Passenger pre-installed.</text:p>
      <text:p text:style-name="P12"><text:tab/>We'll be using that to setup our production server because it's very easy to setup.</text:p>
      <text:p text:style-name="P32"><text:span text:style-name="T50"><text:line-break/></text:span><text:span text:style-name="Source_20_Text"><text:span text:style-name="T11">sudo apt-key adv --keyserver hkp://keyserver.ubuntu.com:80 --recv-keys 561F9B9CACec40B2F7</text:span></text:span></text:p>
      <text:p text:style-name="P32"><text:span text:style-name="Source_20_Text"><text:span text:style-name="T3">sudo apt-get install -y apt-transport-https ca-certificates</text:span></text:span></text:p>
      <text:p text:style-name="P33"><text:span text:style-name="Source_20_Text"><text:span text:style-name="T3"/></text:span></text:p>
      <text:p text:style-name="P33"><text:span text:style-name="Source_20_Text"><text:span text:style-name="T3"># Add Passenger APT repository</text:span></text:span></text:p>
      <text:p text:style-name="P33"><text:span text:style-name="Source_20_Text"><text:span text:style-name="T3">sudo sh -c 'ho deb https://oss-binaries.phusionpassenger.com/apt/passenger xenial main &gt; /etc/apt/sources.list.d/passenger.list'</text:span></text:span></text:p>
      <text:p text:style-name="P33"><text:span text:style-name="Source_20_Text"><text:span text:style-name="T3">sudo apt-get update</text:span></text:span></text:p>
      <text:p text:style-name="P33"><text:span text:style-name="Source_20_Text"><text:span text:style-name="T3"/></text:span></text:p>
      <text:p text:style-name="P33"><text:span text:style-name="Source_20_Text"><text:span text:style-name="T3"># Install Passenger &amp; Nginx</text:span></text:span></text:p>
      <text:p text:style-name="P33"><text:span text:style-name="Source_20_Text"><text:span text:style-name="T3">sudo apt-get install -y nginx-extras passenger</text:span></text:span></text:p>
      <text:p text:style-name="P19"><text:span text:style-name="Source_20_Text"><text:span text:style-name="T11"/></text:span></text:p>
      <text:p text:style-name="P33"><text:span text:style-name="Source_20_Text"><text:span text:style-name="T11"><text:tab/></text:span></text:span><text:span text:style-name="Source_20_Text"><text:span text:style-name="T2">Start the Nginx webserver with the following command.</text:span></text:span></text:p>
      <text:p text:style-name="P33"><text:span text:style-name="Source_20_Text"><text:span text:style-name="T2"/></text:span></text:p>
      <text:p text:style-name="P18"><text:span text:style-name="Source_20_Text"><text:span text:style-name="T11">sudo service nginx start</text:span></text:span></text:p>
      <text:p text:style-name="P34"><text:span text:style-name="Source_20_Text"><text:span text:style-name="T11"/></text:span></text:p>
      <text:p text:style-name="P50"><text:tab/>Open up the server's IP address in your browser to make sure that nginx is up and running.</text:p>
      <text:p text:style-name="P51"><text:tab/></text:p>
      <text:p text:style-name="P51"><text:tab/>The service command also provides some other methods such as <text:span text:style-name="T42">restart</text:span> and <text:span text:style-name="T42">stop</text:span> that allow you to easily restart and stop your webserver.</text:p>
      <text:p text:style-name="P26"><text:tab/></text:p>
      <text:p text:style-name="P49"><text:tab/>Next, we need to update the Nginx configuration to point Passenger to the version of Ruby that we're using. You'll want to open up /etc/nginx/nginx.conf in your favorite editor. I like to use vim, so I'd run this command:</text:p>
      <text:p text:style-name="P49"/>
      <text:p text:style-name="P17"><text:span text:style-name="Source_20_Text"><text:span text:style-name="T13">sudo vim /etc/nginx/nginx.conf</text:span></text:span></text:p>
      <text:p text:style-name="P17"><text:span text:style-name="Source_20_Text"><text:span text:style-name="T13"/></text:span></text:p>
      <text:p text:style-name="P21"><text:tab/><text:span text:style-name="T45">Find the following lines, and uncomment them:</text:span></text:p>
      <text:p text:style-name="P14"><text:span text:style-name="Source_20_Text"><text:span text:style-name="T8">##</text:span></text:span></text:p>
      <text:p text:style-name="P75"><text:span text:style-name="Source_20_Text"><text:span text:style-name="T8"># Phusion Passenger</text:span></text:span></text:p>
      <text:p text:style-name="P75"><text:soft-page-break/><text:span text:style-name="Source_20_Text"><text:span text:style-name="T8">##</text:span></text:span></text:p>
      <text:p text:style-name="P75"><text:span text:style-name="Source_20_Text"><text:span text:style-name="T8"># Uncomment it if you installed ruby-passenger or ruby-passenger-enterprise</text:span></text:span></text:p>
      <text:p text:style-name="P75"><text:span text:style-name="Source_20_Text"><text:span text:style-name="T8">##</text:span></text:span></text:p>
      <text:p text:style-name="P76"/>
      <text:p text:style-name="P75"><text:span text:style-name="Source_20_Text"><text:span text:style-name="T8">passenger_root /usr/lib/ruby/vendor_ruby/phusion_passenger/locations.ini;</text:span></text:span></text:p>
      <text:p text:style-name="P75"><text:span text:style-name="Source_20_Text"><text:span text:style-name="T8">passenger_ruby /home/deploy/.rbenv/shims/ruby;</text:span></text:span></text:p>
      <text:p text:style-name="P75"><text:span text:style-name="Source_20_Text"><text:span text:style-name="T8"/></text:span></text:p>
      <text:p text:style-name="P24"><text:span text:style-name="T33"><text:tab/>The </text:span><text:span text:style-name="T38">passenger_ruby</text:span><text:span text:style-name="T34"> </text:span><text:span text:style-name="T33">is the important line here. Make sure you only set this once and use the line from the example that pertains to the version of Ruby you installed..</text:span></text:p>
      <text:p text:style-name="P52"><text:span text:style-name="T33"><text:tab/></text:span><text:span text:style-name="T35">Next, we need to add an Nginx host for our application. First, modify the default Nginx </text:span><text:span text:style-name="T39">sites-available</text:span><text:span text:style-name="T35"> configuration file and comment out the following lines:</text:span></text:p>
      <text:p text:style-name="P58"/>
      <text:p text:style-name="P71">sudo vim /etc/nginx/sites-available/default</text:p>
      <text:p text:style-name="P71"># listen 80 default_server;</text:p>
      <text:p text:style-name="P71"># listen [::]:80 default_server ipv6only=on;</text:p>
      <text:p text:style-name="P59"/>
      <text:p text:style-name="P59"><text:tab/>Then, we create a new file for our application and type in the following values:</text:p>
      <text:p text:style-name="P59"/>
      <text:p text:style-name="P71">sudo vim /etc/nginx/sites-available/dcaresv<text:span text:style-name="T58">3</text:span></text:p>
      <text:p text:style-name="P71">server {</text:p>
      <text:p text:style-name="P71"><text:s text:c="2"/>listen 80 default_server;</text:p>
      <text:p text:style-name="P53"><text:span text:style-name="T26"><text:s text:c="2"/>server_name </text:span><text:span text:style-name="T29">cares</text:span><text:span text:style-name="T26">.up-ovpd.ph;</text:span></text:p>
      <text:p text:style-name="P71"><text:s text:c="2"/>passenger_enabled on;</text:p>
      <text:p text:style-name="P71"><text:s text:c="2"/>rails_env production;</text:p>
      <text:p text:style-name="P71"><text:s text:c="2"/>client_max_body_size 0;</text:p>
      <text:p text:style-name="P71"><text:s text:c="2"/>root /home/<text:span text:style-name="T62">ams</text:span>/<text:span text:style-name="T62">itdc_accounts</text:span>/current/public; </text:p>
      <text:p text:style-name="P71">}</text:p>
      <text:p text:style-name="P71"/>
      <text:p text:style-name="P55"><text:span text:style-name="T32"><text:tab/></text:span><text:span text:style-name="T36">Afterwards, create a symlink </text:span><text:span text:style-name="T37">from</text:span><text:span text:style-name="T36"> our newly created file to </text:span><text:span text:style-name="T40">sites-enabled.</text:span></text:p>
      <text:p text:style-name="P60"/>
      <text:p text:style-name="P54"><text:span text:style-name="T27">sudo ln -s /etc/nginx/sites-available/</text:span><text:span text:style-name="T31">ams</text:span><text:span text:style-name="T27"> /etc/nginx/sites-enabled/</text:span><text:span text:style-name="T31">ams</text:span></text:p>
      <text:p text:style-name="P60"/>
      <text:p text:style-name="P57"><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6"><text:span text:style-name="Source_20_Text"><text:span text:style-name="T6"/></text:span></text:p>
      <text:p text:style-name="P13"><text:tab/>Now that we've restarted Nginx, the Rails application will be served up using the deploy user just how we want.</text:p>
      <text:p text:style-name="P11"/>
      <text:p text:style-name="P29"/>
      <text:p text:style-name="P29"/>
      <text:p text:style-name="P29"><text:soft-page-break/></text:p>
      <text:p text:style-name="P29"/>
      <text:p text:style-name="P29">STEP 3. INSTALL MYSQL</text:p>
      <text:p text:style-name="P22"><text:tab/><text:span text:style-name="T45">All you need to do in order to install MySQL is to run the following command:</text:span></text:p>
      <text:p text:style-name="P10"><text:span text:style-name="Source_20_Text"><text:span text:style-name="T8">sudo apt-get install mysql-server mysql-client libmysqlclient-dev</text:span></text:span></text:p>
      <text:p text:style-name="P27"><text:tab/><text:span text:style-name="T53">Once MySQL is installed, it is preferable that we setup up the user and databases now so that we do not have to worry about it later. Refer to the database configuration file in the application located at </text:span><text:span text:style-name="T43">/config/database.yml</text:span><text:span text:style-name="T53"> for the values to use. Run the following commands inside the MySQL shell:</text:span></text:p>
      <text:p text:style-name="P28">NOTE: P<text:span text:style-name="T55">lease replace the values enclosed in</text:span> &lt;&gt; <text:span text:style-name="T55">with those found in</text:span> <text:span text:style-name="T43">/config/database.yml </text:span><text:span text:style-name="T44">and /config/application.yml</text:span><text:span text:style-name="T48">. </text:span><text:span text:style-name="T49">They contain the sensitive database credentials needed here.</text:span></text:p>
      <text:p text:style-name="P30"/>
      <text:p text:style-name="P45">CREATE USER '&lt;your_production_user&gt;'@'localhost' IDENTIFIED BY '&lt;your_password&gt;';</text:p>
      <text:p text:style-name="P45">GRANT ALL PRIVILEGES ON * . * TO '&lt;your_production_user&gt;'@'localhost';</text:p>
      <text:p text:style-name="P45">FLUSH PRIVILEGES;</text:p>
      <text:p text:style-name="P45"/>
      <text:p text:style-name="P45"><text:tab/><text:span text:style-name="T46">Login to the MySQL shell using your newly created user and run the following commands:</text:span></text:p>
      <text:p text:style-name="P45"/>
      <text:p text:style-name="P45">CREATE DATABASE IF NOT EXISTS &lt;your_database_name&gt;;</text:p>
      <text:p text:style-name="P46">USE <text:span text:style-name="T54">&lt;your_database_name&gt;</text:span>;</text:p>
      <text:p text:style-name="P46"/>
      <text:p text:style-name="P35">STEP 4. INSTALL ELASTICSEARCH</text:p>
      <text:p text:style-name="P35"/>
      <text:p text:style-name="P61"><text:tab/>Elasticsearch is a platform for distributed search and analysis of data in real time. Its popularity is due to its ease of use, powerful features, and scalability.<text:tab/></text:p>
      <text:p text:style-name="P61"/>
      <text:p text:style-name="P61"><text:tab/>To install Elasticsearch, first install Java as its dependency.</text:p>
      <text:p text:style-name="P61"/>
      <text:p text:style-name="P72">sudo apt-get install openjdk-7-jre -y</text:p>
      <text:p text:style-name="P61"><text:tab/>Next, we download and install Elasticsearch with the following commands:</text:p>
      <text:p text:style-name="P61"/>
      <text:p text:style-name="P72">wget https://download.elastic.co/elasticsearch/elasticsearch/elasticsearch-1.7.2.deb</text:p>
      <text:p text:style-name="P72">sudo dpkg -i elasticsearch-1.7.2.deb</text:p>
      <text:p text:style-name="P61"/>
      <text:p text:style-name="P61"><text:tab/>Finally, setup the Elasticsearch service and run it.</text:p>
      <text:p text:style-name="P61"><text:soft-page-break/></text:p>
      <text:p text:style-name="P72">sudo update-rc.d elasticsearch defaults</text:p>
      <text:p text:style-name="P72">sudo service elasticsearch start</text:p>
      <text:p text:style-name="P72"/>
      <text:p text:style-name="P36"><text:span text:style-name="T14">STEP 5. </text:span><text:span text:style-name="T21">SETUP CAPISTRANO</text:span></text:p>
      <text:p text:style-name="P62"/>
      <text:p text:style-name="P63">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3"><text:tab/></text:p>
      <text:p text:style-name="P37"><text:span text:style-name="T15"><text:tab/></text:span><text:span text:style-name="T24">/Capfile</text:span><text:span text:style-name="T15"> contains the Capistrano library requirements.</text:span></text:p>
      <text:p text:style-name="P37"><text:span text:style-name="T15"><text:tab/></text:span><text:span text:style-name="T24">/config/deploy.rb</text:span><text:span text:style-name="T15"> contains the deployment configurations, such as the repository URL, Ruby version, deployment path, and directories and files that persist through multiple versions.</text:span></text:p>
      <text:p text:style-name="P37"><text:span text:style-name="T15"><text:tab/></text:span><text:span text:style-name="T24">/config/deploy/production.rb</text:span><text:span text:style-name="T15"> contains the server configurations, such as the server IP address, user, and SSH options.</text:span></text:p>
      <text:p text:style-name="P63"/>
      <text:p text:style-name="P37"><text:span text:style-name="T15"><text:tab/></text:span><text:span text:style-name="T16">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4"/>
      <text:p text:style-name="P65">NOTE: As always, remember to change the values enclosed in &lt;&gt; with the configuration you are using.</text:p>
      <text:p text:style-name="P65"/>
      <text:p text:style-name="P43"><text:span text:style-name="T15">scp config/application.yml &lt;server_ssh&gt;:</text:span><text:span text:style-name="T18">~</text:span><text:span text:style-name="T15">/</text:span><text:span text:style-name="T20">itdc_accounts</text:span><text:span text:style-name="T15">/shared/config/application.yml</text:span></text:p>
      <text:p text:style-name="P44"><text:span text:style-name="T15">scp config/database.yml &lt;server_ssh&gt;:</text:span><text:span text:style-name="T18">~</text:span><text:span text:style-name="T15">/</text:span><text:span text:style-name="T20">itdc_accounts</text:span><text:span text:style-name="T15">/shared/config/database.yml</text:span></text:p>
      <text:p text:style-name="P44"><text:span text:style-name="T15">scp config/secrets.yml &lt;server_ssh&gt;:</text:span><text:span text:style-name="T18">~</text:span><text:span text:style-name="T15">/</text:span><text:span text:style-name="T20">itdc_accounts</text:span><text:span text:style-name="T15">/shared/config/secrets.yml</text:span></text:p>
      <text:p text:style-name="P65"/>
      <text:p text:style-name="P38"><text:span text:style-name="T15"><text:tab/>Finally, </text:span><text:span text:style-name="T17">deploy the app </text:span><text:span text:style-name="T19">to the server </text:span><text:span text:style-name="T17">with the command </text:span><text:span text:style-name="T25">cap production deploy</text:span><text:span text:style-name="T17">.</text:span></text:p>
      <text:p text:style-name="P66"/>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40"><text:span text:style-name="T22">S</text:span><text:span text:style-name="T14">TEP 6. SEEDING DATA</text:span></text:p>
      <text:p text:style-name="P70"/>
      <text:p text:style-name="P67"><text:tab/>To seed some required data into our database, first go to the application’s current directory and run the following command:</text:p>
      <text:p text:style-name="P69"/>
      <text:p text:style-name="P48">cd ~/<text:span text:style-name="T60">dcaresv3</text:span>/current/</text:p>
      <text:p text:style-name="P74"><text:span text:style-name="T51">RAILS_ENV=production bundle exec ra</text:span><text:span text:style-name="T52">ke db:seed</text:span></text:p>
      <text:p text:style-name="P48"/>
      <text:p text:style-name="P73"><text:span text:style-name="T61"><text:tab/></text:span><text:span text:style-name="T47">This should seed the database with the data from</text:span><text:span text:style-name="T59"> /db/seeds.rb</text:span></text:p>
      <text:p text:style-name="P73"/>
      <text:p text:style-name="P39"><text:span text:style-name="T22">S</text:span><text:span text:style-name="T14">TEP </text:span><text:span text:style-name="T23">7</text:span><text:span text:style-name="T14">. CREATING THE ADMIN USER</text:span></text:p>
      <text:p text:style-name="P41"><text:tab/></text:p>
      <text:p text:style-name="P41"><text:tab/><text:span text:style-name="T56">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1"/>
      <text:p text:style-name="P41"><text:tab/><text:span text:style-name="T56">To create the first admin user, go to the application’s current directory and run the following command:</text:span></text:p>
      <text:p text:style-name="P42"/>
      <text:p text:style-name="P47">cd ~/<text:span text:style-name="T57">dcaresv3</text:span>/current/</text:p>
      <text:p text:style-name="P47">RAILS_ENV=production bundle exec rails console</text:p>
      <text:p text:style-name="P42"/>
      <text:p text:style-name="P42"><text:tab/>Inside the Rails console shell, run the following command:<text:line-break/></text:p>
      <text:p text:style-name="P47">User.create!( email: “&lt;admin_email&gt;”, password: “&lt;admin_password&gt;”, <text:tab/>admin: true, is_approved: true )</text:p>
      <text:p text:style-name="P42"/>
      <text:p text:style-name="P42"><text:tab/>This should create the admi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2-07T16:52:04.330769535</dc:date>
    <meta:editing-duration>PT50M44S</meta:editing-duration>
    <meta:editing-cycles>25</meta:editing-cycles>
    <meta:generator>LibreOffice/5.1.4.2$Linux_X86_64 LibreOffice_project/10m0$Build-2</meta:generator>
    <meta:document-statistic meta:table-count="0" meta:image-count="0" meta:object-count="0" meta:page-count="7" meta:paragraph-count="126" meta:word-count="1115" meta:character-count="8040" meta:non-whitespace-character-count="6982"/>
  </office:meta>
</office:document-meta>
</file>